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text-properties style:font-name="Arial" fo:font-size="9pt" officeooo:paragraph-rsid="0010ceff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P10" style:family="paragraph" style:parent-style-name="Frame_20_contents">
      <style:paragraph-properties fo:line-height="100%"/>
      <style:text-properties style:font-name="Arial" fo:font-size="9pt" officeooo:paragraph-rsid="001c9ac8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Arial" fo:font-size="9pt" fo:font-weight="normal" officeooo:paragraph-rsid="001c9ac8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9pt" officeooo:paragraph-rsid="001c9ac8" style:font-size-asian="9pt" style:font-size-complex="9pt"/>
    </style:style>
    <style:style style:name="T1" style:family="text">
      <style:text-properties officeooo:rsid="000ee3c9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Cadre5" text:anchor-type="paragraph" svg:x="17.3cm" svg:y="26.3cm" svg:width="1.6cm" svg:height="0.499cm" draw:z-index="5"><draw:text-box><text:p text:style-name="P5"><text:date style:data-style-name="N36" text:date-value="2014-11-14T11:46:02.247456656">14/11/2014</text:date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company.city or ''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move_lines"&gt;</text:placeholder></text:p></table:table-cell><table:table-cell table:style-name="Tableau1.A1" office:value-type="string"><text:p text:style-name="P6"/></table:table-cell></table:table-row><table:table-row><table:table-cell table:style-name="Tableau1.A1" office:value-type="string"><text:p text:style-name="P6"><text:placeholder text:placeholder-type="text">&lt;if test="(l.product_id.country_id.intrastat)"&gt;</text:placeholder></text:p></table:table-cell><table:table-cell table:style-name="Tableau1.A1" office:value-type="string"><text:p text:style-name="P7"/></table:table-cell></table:table-row><table:table-row><table:table-cell table:style-name="Tableau1.A1" office:value-type="string"><text:p text:style-name="P6"><text:placeholder text:placeholder-type="text">&lt;l.product_id.name or ''&gt;</text:placeholder>, S/N <text:placeholder text:placeholder-type="text">&lt;l.prodlot_id.name or ''&gt;</text:placeholder></text:p></table:table-cell><table:table-cell table:style-name="Tableau1.A1" office:value-type="string"><text:p text:style-name="P7"><text:placeholder text:placeholder-type="text">&lt;l.product_id.weight or ''&gt;</text:placeholder> kg</text:p></table:table-cell></table:table-row><table:table-row><table:table-cell table:style-name="Tableau1.A1" office:value-type="string"><text:p text:style-name="P6"><text:placeholder text:placeholder-type="text">&lt;/if&gt;</text:placeholder></text:p></table:table-cell><table:table-cell table:style-name="Tableau1.A1" office:value-type="string"><text:p text:style-name="P8"/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A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4"><text:placeholder text:placeholder-type="text">&lt;o.partner_id.country_id.name or ''&gt;</text:placeholder></text:p></draw:text-box></draw:frame><draw:frame draw:style-name="fr2" draw:name="Cadre1" text:anchor-type="paragraph" svg:x="1.7cm" svg:y="4.2cm" svg:width="7.999cm" svg:height="3.799cm" draw:z-index="1"><draw:text-box><text:p text:style-name="P11"><text:placeholder text:placeholder-type="text">&lt;if test="o.partner_id.parent_id"&gt;</text:placeholder></text:p><text:p text:style-name="P11"><text:placeholder text:placeholder-type="text">&lt;o.partner_id.parent_id.name or ''&gt;</text:placeholder></text:p><text:p text:style-name="P11"><text:placeholder text:placeholder-type="text">&lt;/if&gt;</text:placeholder></text:p><text:p text:style-name="P12"><text:placeholder text:placeholder-type="text">&lt;o.partner_id.title and o.partner_id.title.shortcut + ' ' or ''&gt;</text:placeholder><text:placeholder text:placeholder-type="text">&lt;o.partner_id.name or ''&gt;</text:placeholder></text:p><text:p text:style-name="P10"><text:span text:style-name="T2"><text:placeholder text:placeholder-type="text">&lt;display_address(o.partner_id, without_company=True) or ''&gt;</text:placeholder></text:span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company.name or ''&gt;</text:placeholder></text:p><text:p text:style-name="P1"><text:placeholder text:placeholder-type="text">&lt;company.street or ''&gt;</text:placeholder> - <text:placeholder text:placeholder-type="text">&lt;company.zip or ''&gt;</text:placeholder> <text:placeholder text:placeholder-type="text">&lt;company.city or ''&gt;</text:placeholder> - <text:placeholder text:placeholder-type="text">&lt;company.country_id.name&gt;</text:placeholder></text:p><text:p text:style-name="P2">EORI : <text:placeholder text:placeholder-type="text">&lt;company.country_id.code&gt;</text:placeholder> <text:placeholder text:placeholder-type="text">&lt;company.sire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3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3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3"><text:placeholder text:placeholder-type="text">&lt;o.partner_id.country_id.name or ''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4-11-14T11:46:02.179420487</dc:date>
    <meta:editing-duration>PT8H53M41S</meta:editing-duration>
    <meta:editing-cycles>67</meta:editing-cycles>
    <meta:generator>LibreOffice/4.2.7.2$Linux_X86_64 LibreOffice_project/420m0$Build-2</meta:generator>
    <dc:creator>Alexis Lattre</dc:creator>
    <meta:document-statistic meta:table-count="1" meta:image-count="0" meta:object-count="0" meta:page-count="1" meta:paragraph-count="20" meta:word-count="70" meta:character-count="663" meta:non-whitespace-character-count="613"/>
  </office:meta>
</office:document-meta>
</file>